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838771" calcext:value-type="float">
            <text:p>0.838771</text:p>
          </table:table-cell>
          <table:table-cell office:value-type="float" office:value="-1.14944" calcext:value-type="float">
            <text:p>-1.1494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655336" calcext:value-type="float">
            <text:p>0.655336</text:p>
          </table:table-cell>
          <table:table-cell office:value-type="float" office:value="-1.29552" calcext:value-type="float">
            <text:p>-1.29552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450447" calcext:value-type="float">
            <text:p>0.450447</text:p>
          </table:table-cell>
          <table:table-cell office:value-type="float" office:value="-1.43497" calcext:value-type="float">
            <text:p>-1.4349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225336" calcext:value-type="float">
            <text:p>0.225336</text:p>
          </table:table-cell>
          <table:table-cell office:value-type="float" office:value="-1.56464" calcext:value-type="float">
            <text:p>-1.56464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01831" calcext:value-type="float">
            <text:p>-0.01831</text:p>
          </table:table-cell>
          <table:table-cell office:value-type="float" office:value="-1.68164" calcext:value-type="float">
            <text:p>-1.68164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-0.27839" calcext:value-type="float">
            <text:p>-0.27839</text:p>
          </table:table-cell>
          <table:table-cell office:value-type="float" office:value="-1.78333" calcext:value-type="float">
            <text:p>-1.78333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-0.55243" calcext:value-type="float">
            <text:p>-0.55243</text:p>
          </table:table-cell>
          <table:table-cell office:value-type="float" office:value="-1.86742" calcext:value-type="float">
            <text:p>-1.867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2T23:22:16.935949273</meta:creation-date>
    <dc:date>2023-02-12T23:28:09.190515918</dc:date>
    <meta:editing-duration>PT5M56S</meta:editing-duration>
    <meta:editing-cycles>1</meta:editing-cycles>
    <meta:document-statistic meta:table-count="1" meta:cell-count="24" meta:object-count="0"/>
    <meta:generator>LibreOffice/7.3.7.2$Linux_X86_64 LibreOffice_project/30$Build-2</meta:generator>
  </office:meta>
</office:document-meta>
</file>